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lutionListenerImpl.includeArtifact( Artifact artifa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solutionListenerImpl.setLog(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utionListenerImpl.getArtifa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utionListenerImpl.selectVersionFromRange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utionListenerImpl.restrictRange( Artifact artifact , Artifact artifact1 , VersionRange versionR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utionListenerImpl.omitForCycle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olutionListenerImpl.getNode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utionListenerImpl.updateScopeCurrentPom( Artifact artifact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utionListenerImpl.updateScope( Artifact artifact , String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utionListenerImpl.get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utionListenerImpl.getRoo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utionListenerImpl.manageArtifact( Artifact artifact , Artifact replac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lutionListenerImpl.testArtifact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olutionListenerImpl.endProcessChildren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utionListenerImpl.startProcessChildren( Artifact artifa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lutionListenerImpl.print( Node node , String 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utionListenerImpl.omitForNearer( Artifact omitted , Artifact ke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